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"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2]+[.G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3]+[.B4]+[.B5]"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]+[.G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4]+[.B5]+[.B6]"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]+[.G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5]+[.B6]+[.B7]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]+[.G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6]+[.B7]+[.B8]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6]+[.G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7]+[.B8]+[.B9]"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7]+[.G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"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8]+[.G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9]+[.B10]+[.B11]"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9]+[.G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0]+[.B11]+[.B12]"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0]+[.G1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/>
          <table:table-cell table:formula="of:=[.B11]+[.B12]+[.B13]"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H11]+[.G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D2:.D11])" office:value-type="float" office:value="300" calcext:value-type="float">
            <text:p>300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I2:.I11]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Max balls = 22</text:p>
          </table:table-cell>
        </table:table-row>
        <table:table-row table:style-name="ro1">
          <table:table-cell/>
          <table:table-cell office:value-type="string" calcext:value-type="string">
            <text:p>Set up an array of frames at start of game</text:p>
          </table:table-cell>
          <table:table-cell table:number-columns-repeated="9"/>
          <table:table-cell office:value-type="string" calcext:value-type="string">
            <text:p>Min Balls = 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Score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Strik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par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f i[A] = 10 apply Strike rules</text:p>
          </table:table-cell>
          <table:table-cell table:number-columns-repeated="2"/>
          <table:table-cell office:value-type="string" calcext:value-type="string">
            <text:p>(+next 3 balls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Strik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f i[A] + i[B] = 10 Spare rules apply</text:p>
          </table:table-cell>
          <table:table-cell table:number-columns-repeated="2"/>
          <table:table-cell office:value-type="string" calcext:value-type="string">
            <text:p>(+next ball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Strike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Strike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Strike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Strik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Strik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onus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SUM([.G19:.G28])" office:value-type="float" office:value="207" calcext:value-type="float">
            <text:p>207</text:p>
          </table:table-cell>
          <table:table-cell table:number-columns-repeated="5"/>
        </table:table-row>
        <table:table-row table:style-name="ro1" table:number-rows-repeated="8">
          <table:table-cell table:number-columns-repeated="12"/>
        </table:table-row>
        <table:table-row table:style-name="ro1">
          <table:table-cell/>
          <table:table-cell office:value-type="string" calcext:value-type="string">
            <text:p>Web for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rame</text:p>
          </table:table-cell>
          <table:table-cell/>
          <table:table-cell office:value-type="string" calcext:value-type="string">
            <text:p>Ball 1</text:p>
          </table:table-cell>
          <table:table-cell/>
          <table:table-cell office:value-type="string" calcext:value-type="string">
            <text:p>Score</text:p>
          </table:table-cell>
          <table:table-cell table:number-columns-repeated="3"/>
          <table:table-cell office:value-type="string" calcext:value-type="string">
            <text:p>Score sheet (pretty print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all 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Ball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table:number-columns-repeated="6"/>
          <table:table-cell office:value-type="string" calcext:value-type="string">
            <text:p>Score: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1:04:25.679735591</meta:creation-date>
    <dc:date>2015-10-07T11:38:40.550959099</dc:date>
    <meta:editing-duration>PT17M54S</meta:editing-duration>
    <meta:editing-cycles>3</meta:editing-cycles>
    <meta:generator>LibreOffice/4.2.8.2$Linux_X86_64 LibreOffice_project/420m0$Build-2</meta:generator>
    <meta:document-statistic meta:table-count="1" meta:cell-count="159" meta:object-count="0"/>
  </office:meta>
</office:document-meta>
</file>